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2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02c4c" officeooo:paragraph-rsid="00202c4c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домашнее-задание-движение-в-реальном-мире" text:anchor-type="page" text:anchor-page-number="1" svg:x="-0.741cm" svg:y="0cm" svg:width="0.741cm" draw:z-index="0">
        <draw:text-box fo:min-height="0.741cm">
          <text:p text:style-name="P8"/>
        </draw:text-box>
      </draw:frame>
      <text:h text:style-name="P1" text:outline-level="2">Домашнее задание «Движение в реальном мире»</text:h>
      <text:p text:style-name="P2"><text:span text:style-name="Strong_20_Emphasis"><text:span text:style-name="T1">Цель:</text:span></text:span><text:span text:style-name="T2"> Применить формулы на практике и увидеть физику в повседневной жизни.</text:span></text:p>
      <text:p text:style-name="P2"><text:span text:style-name="Strong_20_Emphasis"><text:span text:style-name="T1">Задание:</text:span></text:span><text:span text:style-name="T2"> Выберите </text:span><text:span text:style-name="Strong_20_Emphasis"><text:span text:style-name="T1">ОДИН</text:span></text:span><text:span text:style-name="T2"> из трех сценариев и выполните расчеты. Ответ должен содержать формулы, подстановку чисел с единицами измерения и итоговый ответ. Будьте внимательны с переводами единиц!</text:span></text:p>
      <text:p text:style-name="P3">### Сценарий 1: Киберспорт и реакция</text:p>
      <text:p text:style-name="P3">Вы — киберспортсмен. В игре снаряд летит от противника к вам со скоростью 120 м/игровых единиц. Расстояние до вас — 600 игровых единиц. У вас есть ровно 4 игровых тика, чтобы среагировать (1 тик = 0.015 секунды реального времени).</text:p>
      <text:list text:style-name="L1">
        <text:list-item>
          <text:p text:style-name="P4"><text:span text:style-name="Strong_20_Emphasis"><text:span text:style-name="T1">Вопрос 1:</text:span></text:span><text:span text:style-name="T2"> За какое время (в игровых тиках) снаряд долетит до вас? Хватит ли вам времени на реакцию?</text:span></text:p>
        </text:list-item>
        <text:list-item>
          <text:p text:style-name="P4"><text:span text:style-name="Strong_20_Emphasis"><text:span text:style-name="T1">Вопрос 2:</text:span></text:span><text:span text:style-name="T2"> Какова скорость снаряда в «реальных» м/с, если 1 игровая единица = 0.5 метра?</text:span></text:p>
        </text:list-item>
      </text:list>
      <text:p text:style-name="P3">### Сценарий 2: Экспедиция на Марс</text:p>
      <text:p text:style-name="P3">Вы — инженер миссии «Mars Colony». Корабль движется к Марсу с постоянной скоростью 20 км/с. Расстояние от Земли до Марса в момент старта — 225 миллионов километров.</text:p>
      <text:list text:style-name="L2">
        <text:list-item>
          <text:p text:style-name="P5"><text:span text:style-name="Strong_20_Emphasis"><text:span text:style-name="T1">Вопрос 1:</text:span></text:span><text:span text:style-name="T2"> Сколько суток займет полет? (1 сутки = 86400 секунд).</text:span></text:p>
        </text:list-item>
        <text:list-item>
          <text:p text:style-name="P5"><text:span text:style-name="Strong_20_Emphasis"><text:span text:style-name="T1">Вопрос 2:</text:span></text:span><text:span text:style-name="T2"> На полпути корабль должен сделать корректировку курса. Через сколько часов после старта нужно дать команду на маневр?</text:span></text:p>
        </text:list-item>
      </text:list>
      <text:p text:style-name="P3">### Сценарий 3: Доставка будущего</text:p>
      <text:p text:style-name="P3">Вы — логист компании «КвантКурьер», которая использует дроны для доставки. Дрон может лететь со скоростью 12 м/с, но на преодоление каждого километра тратит дополнительно 90 секунд на разгон, торможение и поиск адреса.</text:p>
      <text:list text:style-name="L3">
        <text:list-item>
          <text:p text:style-name="P6"><text:span text:style-name="Strong_20_Emphasis"><text:span text:style-name="T1">Вопрос 1:</text:span></text:span><text:span text:style-name="T2"> Клиент живет в 3.6 км от склада. Сколько времени (в минутах) займет доставка от момента вылета до момента прибытия?</text:span></text:p>
        </text:list-item>
        <text:list-item>
          <text:p text:style-name="P6"><text:span text:style-name="Strong_20_Emphasis"><text:span text:style-name="T1">Вопрос 2:</text:span></text:span><text:span text:style-name="T2"> Чтобы получить сертификат «Доставка за 15 минут», каков максимальный радиус доставки для этого дрона?</text:span></text:p>
          <text:p text:style-name="P7"><text:soft-page-break/>Ответ ученика:</text:p>
          <text:p text:style-name="P7"/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ru" fo:country="RU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ru" fo:country="RU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16:40:24.755118506</meta:creation-date>
    <dc:date>2025-12-11T16:41:53.017167587</dc:date>
    <meta:editing-duration>PT1M31S</meta:editing-duration>
    <meta:editing-cycles>2</meta:editing-cycles>
    <meta:generator>LibreOffice/25.8.2.2$Linux_X86_64 LibreOffice_project/580$Build-2</meta:generator>
    <meta:document-statistic meta:table-count="0" meta:image-count="0" meta:object-count="0" meta:page-count="2" meta:paragraph-count="17" meta:word-count="263" meta:character-count="1657" meta:non-whitespace-character-count="1413"/>
  </office:meta>
</office:document-meta>
</file>